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1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5992e8"/>
    </style:style>
    <style:style style:name="P2" style:family="paragraph" style:parent-style-name="Standard">
      <style:text-properties officeooo:paragraph-rsid="0057ec72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6057c4" officeooo:paragraph-rsid="006057c4"/>
    </style:style>
    <style:style style:name="P5" style:family="paragraph" style:parent-style-name="Standard">
      <style:text-properties officeooo:rsid="006057c4" officeooo:paragraph-rsid="0060c784"/>
    </style:style>
    <style:style style:name="P6" style:family="paragraph" style:parent-style-name="Standard">
      <style:text-properties officeooo:paragraph-rsid="0060c784"/>
    </style:style>
    <style:style style:name="P7" style:family="paragraph" style:parent-style-name="Standard">
      <style:text-properties officeooo:paragraph-rsid="0061424f"/>
    </style:style>
    <style:style style:name="P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0" style:family="paragraph" style:parent-style-name="Title" style:master-page-name="Standard">
      <style:paragraph-properties style:page-number="auto"/>
      <style:text-properties style:font-name="Arial" fo:font-size="28pt" fo:font-weight="bold" officeooo:rsid="0057ec72" style:font-name-asian="Microsoft YaHei" style:font-size-asian="28pt" style:font-weight-asian="bold" style:font-name-complex="Arial1" style:font-size-complex="28pt" style:font-weight-complex="bold"/>
    </style:style>
    <style:style style:name="P11" style:family="paragraph" style:parent-style-name="Standard" style:list-style-name="WWNum1"/>
    <style:style style:name="P12" style:family="paragraph" style:parent-style-name="Standard" style:list-style-name="WWNum1">
      <style:text-properties officeooo:paragraph-rsid="005992e8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3">
      <style:text-properties officeooo:rsid="005992e8" officeooo:paragraph-rsid="005992e8"/>
    </style:style>
    <style:style style:name="P17" style:family="paragraph" style:parent-style-name="Standard" style:list-style-name="L4">
      <style:text-properties officeooo:rsid="005992e8" officeooo:paragraph-rsid="005bb5b5"/>
    </style:style>
    <style:style style:name="P18" style:family="paragraph" style:parent-style-name="Standard" style:list-style-name="L4">
      <style:text-properties officeooo:paragraph-rsid="005bb5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ec72" style:font-weight-asian="bold" style:font-weight-complex="bold"/>
    </style:style>
    <style:style style:name="T3" style:family="text">
      <style:text-properties fo:font-weight="bold" officeooo:rsid="005992e8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57ec72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5992e8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6057c4" style:font-style-asian="italic" style:font-weight-asian="bold" style:font-style-complex="italic" style:font-weight-complex="bold"/>
    </style:style>
    <style:style style:name="T8" style:family="text">
      <style:text-properties officeooo:rsid="0057ec72"/>
    </style:style>
    <style:style style:name="T9" style:family="text">
      <style:text-properties officeooo:rsid="005992e8"/>
    </style:style>
    <style:style style:name="T10" style:family="text">
      <style:text-properties officeooo:rsid="0059a36a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59e15e"/>
    </style:style>
    <style:style style:name="T13" style:family="text">
      <style:text-properties officeooo:rsid="005bb5b5"/>
    </style:style>
    <style:style style:name="T14" style:family="text">
      <style:text-properties officeooo:rsid="005c6522"/>
    </style:style>
    <style:style style:name="T15" style:family="text">
      <style:text-properties officeooo:rsid="006057c4"/>
    </style:style>
    <style:style style:name="T16" style:family="text">
      <style:text-properties officeooo:rsid="0060c784"/>
    </style:style>
    <style:style style:name="T17" style:family="text">
      <style:text-properties officeooo:rsid="00690a4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itle>Les boucles [Jérôme]</text:titl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<text:a xlink:type="simple" xlink:href="#__RefHeading___Toc3031_49679788" text:style-name="Index_20_Link" text:visited-style-name="Index_20_Link">Introduction<text:tab/>1</text:a></text:p>
          <text:p text:style-name="P8"><text:a xlink:type="simple" xlink:href="#__RefHeading___Toc3033_49679788" text:style-name="Index_20_Link" text:visited-style-name="Index_20_Link">La boucle do...while<text:tab/>1</text:a></text:p>
          <text:p text:style-name="P9"><text:a xlink:type="simple" xlink:href="#__RefHeading___Toc3035_49679788" text:style-name="Index_20_Link" text:visited-style-name="Index_20_Link">Définition<text:tab/>1</text:a></text:p>
          <text:p text:style-name="P9"><text:a xlink:type="simple" xlink:href="#__RefHeading___Toc3037_49679788" text:style-name="Index_20_Link" text:visited-style-name="Index_20_Link">Principe<text:tab/>2</text:a></text:p>
          <text:p text:style-name="P9"><text:a xlink:type="simple" xlink:href="#__RefHeading___Toc3039_49679788" text:style-name="Index_20_Link" text:visited-style-name="Index_20_Link">Exemple<text:tab/>2</text:a></text:p>
          <text:p text:style-name="P8"><text:a xlink:type="simple" xlink:href="#__RefHeading___Toc3041_49679788" text:style-name="Index_20_Link" text:visited-style-name="Index_20_Link">La boucle while()<text:tab/>2</text:a></text:p>
          <text:p text:style-name="P9"><text:a xlink:type="simple" xlink:href="#__RefHeading___Toc3043_49679788" text:style-name="Index_20_Link" text:visited-style-name="Index_20_Link">Définition<text:tab/>2</text:a></text:p>
          <text:p text:style-name="P9"><text:a xlink:type="simple" xlink:href="#__RefHeading___Toc3045_49679788" text:style-name="Index_20_Link" text:visited-style-name="Index_20_Link">Principe<text:tab/>2</text:a></text:p>
          <text:p text:style-name="P9"><text:a xlink:type="simple" xlink:href="#__RefHeading___Toc3047_49679788" text:style-name="Index_20_Link" text:visited-style-name="Index_20_Link">Exemple<text:tab/>2</text:a></text:p>
          <text:p text:style-name="P8"><text:a xlink:type="simple" xlink:href="#__RefHeading___Toc3049_49679788" text:style-name="Index_20_Link" text:visited-style-name="Index_20_Link">La boucle for<text:tab/>3</text:a></text:p>
          <text:p text:style-name="P9"><text:a xlink:type="simple" xlink:href="#__RefHeading___Toc3051_49679788" text:style-name="Index_20_Link" text:visited-style-name="Index_20_Link">Définition<text:tab/>3</text:a></text:p>
          <text:p text:style-name="P9"><text:a xlink:type="simple" xlink:href="#__RefHeading___Toc3053_49679788" text:style-name="Index_20_Link" text:visited-style-name="Index_20_Link">Principe<text:tab/>3</text:a></text:p>
          <text:p text:style-name="P9"><text:a xlink:type="simple" xlink:href="#__RefHeading___Toc3055_49679788" text:style-name="Index_20_Link" text:visited-style-name="Index_20_Link">Exemple<text:tab/>3</text:a></text:p>
          <text:p text:style-name="P8"><text:a xlink:type="simple" xlink:href="#__RefHeading___Toc3057_49679788" text:style-name="Index_20_Link" text:visited-style-name="Index_20_Link">La boucle for "each"<text:tab/>3</text:a></text:p>
          <text:p text:style-name="P9"><text:a xlink:type="simple" xlink:href="#__RefHeading___Toc3059_49679788" text:style-name="Index_20_Link" text:visited-style-name="Index_20_Link">Définition<text:tab/>3</text:a></text:p>
          <text:p text:style-name="P9"><text:a xlink:type="simple" xlink:href="#__RefHeading___Toc3061_49679788" text:style-name="Index_20_Link" text:visited-style-name="Index_20_Link">Principe<text:tab/>3</text:a></text:p>
          <text:p text:style-name="P9"><text:a xlink:type="simple" xlink:href="#__RefHeading___Toc3063_49679788" text:style-name="Index_20_Link" text:visited-style-name="Index_20_Link">Exemple<text:tab/>4</text:a></text:p>
        </text:index-body>
      </text:table-of-content>
      <text:h text:style-name="Heading_20_1" text:outline-level="1"><text:bookmark-start text:name="__RefHeading___Toc3031_49679788"/>Introduction<text:bookmark-end text:name="__RefHeading___Toc3031_49679788"/></text:h>
      <text:p text:style-name="P2">Il existe différents types de boucles, selon ce qu’il s’agisse d’exécuter un bloc de code <text:span text:style-name="T8">sous c</text:span>ondition ou de parcourir un ensemble de valeurs connues.</text:p>
      <text:h text:style-name="Heading_20_1" text:outline-level="1"><text:bookmark-start text:name="__RefHeading___Toc3033_49679788"/>La boucle do...while<text:bookmark-end text:name="__RefHeading___Toc3033_49679788"/></text:h>
      <text:h text:style-name="Heading_20_2" text:outline-level="2"><text:bookmark-start text:name="__RefHeading___Toc3035_49679788"/>Définition<text:bookmark-end text:name="__RefHeading___Toc3035_49679788"/></text:h>
      <text:list xml:id="list25182280" text:style-name="WWNum1">
        <text:list-header>
          <text:p text:style-name="P12">La boucle <text:span text:style-name="T1">do...while</text:span> exécute le code défini puis teste la condition spécifiée dans <text:span text:style-name="T1">while()</text:span>. La valeur de la condition est modifiée dans le code de la boucle de façon à ce qu’au fur et à mesure des exécutions la condition de sortie de la boucle <text:span text:style-name="T8">puisse être</text:span> atteinte.</text:p>
        </text:list-header>
      </text:list>
      <text:p text:style-name="P1">Si la condition est satisfaite le code est de nouveau exécuté, sinon la boucle se termine.</text:p>
      <text:p text:style-name="Standard"/>
      <text:p text:style-name="Standard">Il est à noter que le code de la boucle est exécuté au moins une fois puisque le test de la condition est effectué après son exécution.</text:p>
      <text:p text:style-name="Standard"/>
      <text:p text:style-name="P4">D’autre part, deux instructions permettent de modifier le déroulement normal de la boucle. L’instruction <text:span text:style-name="T4">break</text:span> met fin à la boucle. L’instruction <text:span text:style-name="T4">continue</text:span> force le passage au tour de boucle suivant.</text:p>
      <text:h text:style-name="Heading_20_2" text:outline-level="2"><text:bookmark-start text:name="__RefHeading___Toc3037_49679788"/><text:soft-page-break/>Principe<text:bookmark-end text:name="__RefHeading___Toc3037_49679788"/></text:h>
      <text:list xml:id="list328073541" text:style-name="L1">
        <text:list-item>
          <text:p text:style-name="P13">exécuter le code de la boucle (<text:span text:style-name="T8">qui inclut la gestion de</text:span> la valeur de condition)</text:p>
        </text:list-item>
        <text:list-item>
          <text:p text:style-name="P13">tester la condition</text:p>
        </text:list-item>
        <text:list-item>
          <text:p text:style-name="P13">si la condition est <text:span text:style-name="T8">toujours </text:span>remplie exécuter de nouveau le code de la boucle <text:span text:style-name="T8">(étape 1)</text:span></text:p>
        </text:list-item>
        <text:list-item>
          <text:p text:style-name="P13">sinon reprise du code <text:span text:style-name="T8">après le bloc </text:span><text:span text:style-name="T2">do...while</text:span><text:span text:style-name="T8">.</text:span></text:p>
        </text:list-item>
      </text:list>
      <text:h text:style-name="Heading_20_2" text:outline-level="2"><text:bookmark-start text:name="__RefHeading___Toc3039_49679788"/>Exemple<text:bookmark-end text:name="__RefHeading___Toc3039_49679788"/></text:h>
      <text:p text:style-name="Standard"><text:span text:style-name="T8">Dans le code suivant la </text:span>variable <text:span text:style-name="T4">n</text:span> est initialisée à <text:span text:style-name="T4">0</text:span>. <text:span text:style-name="T8">Le code de la</text:span> boucle affiche « Hello ! » tant que <text:span text:style-name="T9">l</text:span>a valeur <text:span text:style-name="T8">de </text:span><text:span text:style-name="T5">n</text:span><text:span text:style-name="T8"> </text:span>est strictement inférieure à 5.</text:p>
      <text:p text:style-name="Standard"/>
      <text:p text:style-name="Standard"><text:tab/>int n=0</text:p>
      <text:p text:style-name="Standard"><text:tab/>do {</text:p>
      <text:p text:style-name="Standard"><text:tab/><text:tab/>System.out.println("Hello !");</text:p>
      <text:p text:style-name="Standard"><text:tab/><text:tab/>n++;</text:p>
      <text:p text:style-name="Standard"><text:tab/>} while n&lt;5;</text:p>
      <text:h text:style-name="Heading_20_1" text:outline-level="1"><text:bookmark-start text:name="__RefHeading___Toc3041_49679788"/><text:span text:style-name="T8">La boucle </text:span>while()<text:bookmark-end text:name="__RefHeading___Toc3041_49679788"/></text:h>
      <text:h text:style-name="Heading_20_2" text:outline-level="2"><text:bookmark-start text:name="__RefHeading___Toc3043_49679788"/>Définition<text:bookmark-end text:name="__RefHeading___Toc3043_49679788"/></text:h>
      <text:list xml:id="list104746291201744" text:continue-list="list25182280" text:style-name="WWNum1">
        <text:list-header>
          <text:p text:style-name="P12">La boucle <text:span text:style-name="T1">while</text:span> exécute le code défini tant que la condition spécifiée est vérifiée. La valeur de la condition est modifiée dans le code de la boucle de façon à ce qu’au fur et à mesure des exécutions la condition de sortie de la boucle <text:span text:style-name="T8">puisse être atteinte</text:span>.</text:p>
        </text:list-header>
      </text:list>
      <text:p text:style-name="P1">Si la condition est satisfaite le code est de nouveau exécuté, sinon la boucle se termine.</text:p>
      <text:p text:style-name="Standard"/>
      <text:p text:style-name="Standard">Il est à noter que le code de la boucle peut n’être jamais exécuté si la condition n’est pas satisfaite au départ.</text:p>
      <text:p text:style-name="Standard"/>
      <text:p text:style-name="P5">D’autre part, deux instructions permettent de modifier le déroulement normal de la boucle. L’instruction <text:span text:style-name="T4">break</text:span> met fin à la boucle. L’instruction <text:span text:style-name="T4">continue</text:span> force le passage au tour de boucle suivant.</text:p>
      <text:h text:style-name="Heading_20_2" text:outline-level="2"><text:bookmark-start text:name="__RefHeading___Toc3045_49679788"/>Principe<text:bookmark-end text:name="__RefHeading___Toc3045_49679788"/></text:h>
      <text:list xml:id="list3573460305" text:style-name="L2">
        <text:list-item>
          <text:p text:style-name="P14">tester la condition</text:p>
        </text:list-item>
        <text:list-item>
          <text:p text:style-name="P14">si la condition est vraie exécuter le code défini</text:p>
        </text:list-item>
        <text:list-item>
          <text:p text:style-name="P14">sinon reprise du code <text:span text:style-name="T9">après le bloc </text:span><text:span text:style-name="T3">while</text:span></text:p>
        </text:list-item>
      </text:list>
      <text:h text:style-name="Heading_20_2" text:outline-level="2"><text:bookmark-start text:name="__RefHeading___Toc3047_49679788"/>Exemple<text:bookmark-end text:name="__RefHeading___Toc3047_49679788"/></text:h>
      <text:p text:style-name="Standard"><text:span text:style-name="T9">Dans le code suivant l</text:span>a variable <text:span text:style-name="T4">n</text:span> est initialisée à <text:span text:style-name="T4">0</text:span>. <text:span text:style-name="T9">La </text:span>boucle affiche « Hello ! » tant que <text:span text:style-name="T9">l</text:span>a valeur <text:span text:style-name="T9">de </text:span><text:span text:style-name="T6">n</text:span><text:span text:style-name="T9"> </text:span>est strictement inférieure à 5. </text:p>
      <text:p text:style-name="Standard">Si n est initialisée à 6 l<text:span text:style-name="T9">e code de la </text:span>boucle n’est jamais exécutée.</text:p>
      <text:p text:style-name="Standard"/>
      <text:p text:style-name="Standard"><text:tab/>int n=0</text:p>
      <text:p text:style-name="Standard"><text:tab/>while (n&lt;5) {</text:p>
      <text:p text:style-name="Standard"><text:soft-page-break/><text:tab/><text:tab/>System.out.println("Hello !");</text:p>
      <text:p text:style-name="Standard"><text:tab/><text:tab/>n++;</text:p>
      <text:p text:style-name="Standard"><text:tab/>} ;</text:p>
      <text:h text:style-name="Heading_20_1" text:outline-level="1"><text:bookmark-start text:name="__RefHeading___Toc3049_49679788"/><text:span text:style-name="T9">La boucle </text:span>for<text:bookmark-end text:name="__RefHeading___Toc3049_49679788"/></text:h>
      <text:h text:style-name="Heading_20_2" text:outline-level="2"><text:bookmark-start text:name="__RefHeading___Toc3051_49679788"/>Définition<text:bookmark-end text:name="__RefHeading___Toc3051_49679788"/></text:h>
      <text:p text:style-name="Standard">La boucle for permet d’exécuter un bloc de code un nombre défini de fois. Elle est par exemple fréquemment utilisée pour parcourir tous les éléments d’un tableau.</text:p>
      <text:p text:style-name="Standard"/>
      <text:p text:style-name="P6"><text:span text:style-name="T16">D</text:span><text:span text:style-name="T15">eux instructions permettent de modifier le déroulement normal de la boucle. L’instruction </text:span><text:span text:style-name="T7">break</text:span><text:span text:style-name="T15"> met fin à la boucle. L’instruction </text:span><text:span text:style-name="T7">continue</text:span><text:span text:style-name="T15"> force le passage au tour de boucle suivant.</text:span></text:p>
      <text:h text:style-name="Heading_20_2" text:outline-level="2"><text:bookmark-start text:name="__RefHeading___Toc3053_49679788"/>Principe<text:bookmark-end text:name="__RefHeading___Toc3053_49679788"/></text:h>
      <text:list xml:id="list1470342599" text:style-name="L3">
        <text:list-item>
          <text:p text:style-name="P15">initialiser les informations de boucle :</text:p>
          <text:list>
            <text:list-item>
              <text:p text:style-name="P16">définition et initialisation de la variable de boucle,</text:p>
            </text:list-item>
            <text:list-item>
              <text:p text:style-name="P16"><text:span text:style-name="T10">définition de la </text:span>condition de boucle,</text:p>
            </text:list-item>
            <text:list-item>
              <text:p text:style-name="P16"><text:span text:style-name="T10">définition de l’</text:span>incrément de la variable de boucle ;</text:p>
            </text:list-item>
          </text:list>
        </text:list-item>
        <text:list-item>
          <text:p text:style-name="P15">exécuter le code <text:span text:style-name="T9">de la boucle</text:span> le nombre de fois défini p<text:span text:style-name="T9">ar les informations de boucle</text:span></text:p>
        </text:list-item>
      </text:list>
      <text:h text:style-name="Heading_20_2" text:outline-level="2"><text:bookmark-start text:name="__RefHeading___Toc3055_49679788"/>Exemple<text:bookmark-end text:name="__RefHeading___Toc3055_49679788"/></text:h>
      <text:p text:style-name="Standard">Le code suivant affiche cinq fois « Hello ». Les informations de boucle vont varier la variable entière <text:span text:style-name="T4">n</text:span> de <text:span text:style-name="T4">0</text:span> à <text:span text:style-name="T4">4</text:span> (n&lt;5) par incrément de <text:span text:style-name="T4">1</text:span><text:span text:style-name="T11"> :</text:span></text:p>
      <text:p text:style-name="P3"/>
      <text:p text:style-name="Standard"><text:tab/>for (int n=0;n&lt;5;n++){</text:p>
      <text:p text:style-name="Standard"><text:tab/><text:tab/>System.out.println("Hello");</text:p>
      <text:p text:style-name="Standard"><text:tab/>}</text:p>
      <text:h text:style-name="Heading_20_1" text:outline-level="1"><text:bookmark-start text:name="__RefHeading___Toc3057_49679788"/><text:span text:style-name="T12">La boucle </text:span>for "each"<text:bookmark-end text:name="__RefHeading___Toc3057_49679788"/></text:h>
      <text:h text:style-name="Heading_20_2" text:outline-level="2"><text:bookmark-start text:name="__RefHeading___Toc3059_49679788"/>Définition<text:bookmark-end text:name="__RefHeading___Toc3059_49679788"/></text:h>
      <text:list xml:id="list104744589513496" text:continue-list="list104746291201744" text:style-name="WWNum1">
        <text:list-header>
          <text:p text:style-name="P11">Cette boucle est une variante « condensée » de la boucle <text:span text:style-name="T1">for</text:span> décrite ci-dessus. <text:span text:style-name="T14">Elle condense la définition des informations de boucle pour le parcours complet d’une collection.</text:span><text:span text:style-name="T17"> En revanche elle ne permet que la lecture des éléments, pas leur modification.</text:span></text:p>
        </text:list-header>
      </text:list>
      <text:p text:style-name="Standard"/>
      <text:p text:style-name="P7"><text:span text:style-name="T16">D</text:span><text:span text:style-name="T15">eux instructions permettent de modifier le déroulement normal de la boucle. L’instruction </text:span><text:span text:style-name="T7">break</text:span><text:span text:style-name="T15"> met fin à la boucle. L’instruction </text:span><text:span text:style-name="T7">continue</text:span><text:span text:style-name="T15"> force le passage au tour de boucle suivant.</text:span></text:p>
      <text:h text:style-name="Heading_20_2" text:outline-level="2"><text:bookmark-start text:name="__RefHeading___Toc3061_49679788"/>Principe<text:bookmark-end text:name="__RefHeading___Toc3061_49679788"/></text:h>
      <text:list xml:id="list2419511399" text:style-name="L4">
        <text:list-item>
          <text:p text:style-name="P18">initialiser les informations de boucle :</text:p>
          <text:list>
            <text:list-item>
              <text:p text:style-name="P17">définition et initialisation de la variable de boucle,</text:p>
            </text:list-item>
            <text:list-item>
              <text:p text:style-name="P17"><text:span text:style-name="T10">i</text:span><text:span text:style-name="T13">ndication de la structure à parcourir</text:span> ;</text:p>
            </text:list-item>
          </text:list>
        </text:list-item>
        <text:list-item>
          <text:p text:style-name="P18"><text:soft-page-break/>exécuter le code <text:span text:style-name="T9">de la boucle</text:span> le nombre de fois défini p<text:span text:style-name="T9">ar les informations de boucle</text:span></text:p>
        </text:list-item>
      </text:list>
      <text:h text:style-name="Heading_20_2" text:outline-level="2"><text:bookmark-start text:name="__RefHeading___Toc3063_49679788"/>Exemple<text:bookmark-end text:name="__RefHeading___Toc3063_49679788"/></text:h>
      <text:p text:style-name="Standard">Le code ci-dessous initialise un tableau contenant trois valeurs entières puis les affiche dans l’ordre :</text:p>
      <text:p text:style-name="Standard"/>
      <text:p text:style-name="Standard"><text:tab/>int[] tb = {10,12,156};</text:p>
      <text:p text:style-name="Standard"><text:tab/>for (int n=0:tb){</text:p>
      <text:p text:style-name="Standard"><text:tab/><text:tab/>System.out.println(tb[n]);</text:p>
      <text:p text:style-name="Standard"><text:tab/>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1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style="italic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>
      <style:text-properties style:font-name="Symbol" fo:font-family="Symbol" style:font-family-generic="roman" style:font-pitch="variable"/>
    </style:style>
    <style:style style:name="ListLabel_20_4" style:display-name="ListLabel 4" style:family="text">
      <style:text-properties style:font-name="Symbol" fo:font-family="Symbol" style:font-family-generic="roman" style:font-pitch="variable"/>
    </style:style>
    <style:style style:name="ListLabel_20_5" style:display-name="ListLabel 5" style:family="text">
      <style:text-properties style:font-name="Symbol" fo:font-family="Symbol" style:font-family-generic="roman" style:font-pitch="variable"/>
    </style:style>
    <style:style style:name="ListLabel_20_6" style:display-name="ListLabel 6" style:family="text">
      <style:text-properties style:font-name="Symbol" fo:font-family="Symbol" style:font-family-generic="roman" style:font-pitch="variable"/>
    </style:style>
    <style:style style:name="ListLabel_20_7" style:display-name="ListLabel 7" style:family="text">
      <style:text-properties style:font-name="Symbol" fo:font-family="Symbol" style:font-family-generic="roman" style:font-pitch="variable"/>
    </style:style>
    <style:style style:name="ListLabel_20_8" style:display-name="ListLabel 8" style:family="text">
      <style:text-properties style:font-name="Symbol" fo:font-family="Symbol" style:font-family-generic="roman" style:font-pitch="variable"/>
    </style:style>
    <style:style style:name="ListLabel_20_9" style:display-name="ListLabel 9" style:family="text">
      <style:text-properties style:font-name="Symbol" fo:font-family="Symbol" style:font-family-generic="roman" style:font-pitch="variable"/>
    </style:style>
    <style:style style:name="ListLabel_20_10" style:display-name="ListLabel 10" style:family="text">
      <style:text-properties style:font-name="Symbol" fo:font-family="Symbol" style:font-family-generic="roman" style:font-pitch="variable"/>
    </style:style>
    <style:style style:name="ListLabel_20_11" style:display-name="ListLabel 11" style:family="text">
      <style:text-properties style:font-name="Symbol" fo:font-family="Symbol" style:font-family-generic="roman" style:font-pitch="variable"/>
    </style:style>
    <style:style style:name="ListLabel_20_12" style:display-name="ListLabel 12" style:family="text">
      <style:text-properties style:font-name="Symbol" fo:font-family="Symbol" style:font-family-generic="roman" style:font-pitch="variable"/>
    </style:style>
    <style:style style:name="ListLabel_20_13" style:display-name="ListLabel 13" style:family="text">
      <style:text-properties style:font-name="Symbol" fo:font-family="Symbol" style:font-family-generic="roman" style:font-pitch="variable"/>
    </style:style>
    <style:style style:name="ListLabel_20_14" style:display-name="ListLabel 14" style:family="text">
      <style:text-properties style:font-name="Symbol" fo:font-family="Symbol" style:font-family-generic="roman" style:font-pitch="variable"/>
    </style:style>
    <style:style style:name="ListLabel_20_15" style:display-name="ListLabel 15" style:family="text">
      <style:text-properties style:font-name="Symbol" fo:font-family="Symbol" style:font-family-generic="roman" style:font-pitch="variable"/>
    </style:style>
    <style:style style:name="ListLabel_20_16" style:display-name="ListLabel 16" style:family="text">
      <style:text-properties style:font-name="Symbol" fo:font-family="Symbol" style:font-family-generic="roman" style:font-pitch="variable"/>
    </style:style>
    <style:style style:name="ListLabel_20_17" style:display-name="ListLabel 17" style:family="text">
      <style:text-properties style:font-name="Symbol" fo:font-family="Symbol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8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text:style-name="ListLabel_20_9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text:style-name="ListLabel_20_10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text:style-name="ListLabel_20_1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text:style-name="ListLabel_20_1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bullet text:level="1" text:style-name="ListLabel_20_1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bullet text:level="1" text:style-name="ListLabel_20_1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bullet text:level="1" text:style-name="ListLabel_20_1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bullet text:level="1" text:style-name="ListLabel_20_1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bullet text:level="1" text:style-name="ListLabel_20_1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18T10:47:39.937000000</dc:date>
    <meta:editing-duration>PT13H1M32S</meta:editing-duration>
    <meta:editing-cycles>70</meta:editing-cycles>
    <meta:generator>LibreOffice/7.0.1.2$Windows_x86 LibreOffice_project/7cbcfc562f6eb6708b5ff7d7397325de9e764452</meta:generator>
    <dc:title>Les boucles [Jérôme]</dc:title>
    <meta:document-statistic meta:table-count="0" meta:image-count="0" meta:object-count="0" meta:page-count="4" meta:paragraph-count="87" meta:word-count="778" meta:character-count="4436" meta:non-whitespace-character-count="3740"/>
  </office:meta>
</office:document-meta>
</file>